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Pictures/10000201000001A500000163148B4ADAE5FA3850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ff8c00" draw:fill-gradient-name="Gradient_20_4" draw:opacity="50%" draw:opacity-name="" draw:textarea-horizontal-align="justify" draw:textarea-vertical-align="middle" draw:auto-grow-height="false" fo:min-height="0cm" fo:min-width="11.5cm"/>
    </style:style>
    <style:style style:name="gr2" style:family="graphic" style:parent-style-name="standard">
      <style:graphic-properties draw:fill="gradient" draw:fill-color="#ff8c00" draw:fill-gradient-name="Gradient_20_5" draw:opacity="50%" draw:opacity-name="" draw:textarea-horizontal-align="justify" draw:textarea-vertical-align="middle" draw:auto-grow-height="false" fo:min-height="0.5cm" fo:min-width="11.5cm"/>
    </style:style>
    <style:style style:name="gr3" style:family="graphic" style:parent-style-name="standard">
      <style:graphic-properties draw:fill="gradient" draw:fill-color="#ff8c00" draw:fill-gradient-name="Gradient_20_6" draw:opacity="50%" draw:opacity-name="" draw:textarea-horizontal-align="justify" draw:textarea-vertical-align="middle" draw:auto-grow-height="false" fo:min-height="0cm" fo:min-width="11.5cm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1cm, 0cm, 0cm, 0.637cm)" draw:image-opacity="100%" style:mirror="none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75cm" fo:min-width="2.55cm"/>
      <style:paragraph-properties style:writing-mode="lr-tb"/>
    </style:style>
    <style:style style:name="gr6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25cm" fo:min-width="0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75cm" fo:min-width="0.5cm"/>
    </style:style>
    <style:style style:name="gr8" style:family="graphic" style:parent-style-name="objectwithoutfill">
      <style:graphic-properties svg:stroke-color="#000000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2.749cm" fo:min-width="2.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25cm" fo:min-width="2.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objectwithoutfill">
      <style:graphic-properties svg:stroke-color="#000000" draw:fill="none" draw:textarea-vertical-align="middle"/>
      <style:paragraph-properties style:writing-mode="lr-tb"/>
    </style:style>
    <style:style style:name="gr13" style:family="graphic" style:parent-style-name="objectwithoutfill">
      <style:graphic-properties svg:stroke-color="#8b4513" draw:fill="none" draw:textarea-vertical-align="middle"/>
      <style:paragraph-properties style:writing-mode="lr-tb"/>
    </style:style>
    <style:style style:name="gr14" style:family="graphic" style:parent-style-name="objectwithoutfill">
      <style:graphic-properties svg:stroke-color="#ff0000" draw:fill="none" draw:textarea-vertical-align="middle"/>
      <style:paragraph-properties style:writing-mode="lr-tb"/>
    </style:style>
    <style:style style:name="gr15" style:family="graphic" style:parent-style-name="standard">
      <style:graphic-properties draw:stroke="dash" draw:stroke-dash="Long_20_Dot" svg:stroke-color="#000000" draw:fill="none" draw:textarea-horizontal-align="justify" draw:textarea-vertical-align="middle" draw:auto-grow-height="false" fo:min-height="3.5cm" fo:min-width="2.5cm"/>
    </style:style>
    <style:style style:name="gr16" style:family="graphic" style:parent-style-name="standard">
      <style:graphic-properties svg:stroke-color="#000000" draw:textarea-vertical-align="middle"/>
    </style:style>
    <style:style style:name="gr17" style:family="graphic" style:parent-style-name="standard">
      <style:graphic-properties draw:fill-color="#ed4c05" draw:textarea-horizontal-align="justify" draw:textarea-vertical-align="middle" draw:auto-grow-height="false" fo:min-height="0.75cm" fo:min-width="0cm"/>
    </style:style>
    <style:style style:name="gr18" style:family="graphic" style:parent-style-name="standard">
      <style:graphic-properties svg:stroke-color="#ff0000" draw:textarea-vertical-align="middle"/>
    </style:style>
    <style:style style:name="gr19" style:family="graphic" style:parent-style-name="standard">
      <style:graphic-properties svg:stroke-color="#8b4513" draw:textarea-vertical-align="middle"/>
    </style:style>
    <style:style style:name="gr20" style:family="graphic" style:parent-style-name="objectwithoutfill">
      <style:graphic-properties svg:stroke-color="#8b4513" draw:fill="none" draw:textarea-vertical-align="middle"/>
    </style:style>
    <style:style style:name="gr21" style:family="graphic" style:parent-style-name="standard">
      <style:graphic-properties draw:stroke="dash" draw:stroke-dash="Long_20_Dot" svg:stroke-color="#000000" draw:fill="none" draw:textarea-horizontal-align="justify" draw:textarea-vertical-align="middle" draw:auto-grow-height="false" fo:min-height="7cm" fo:min-width="6.25cm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000000" draw:marker-end="Circle" draw:marker-end-center="true" draw:textarea-vertical-align="middle"/>
    </style:style>
    <style:style style:name="gr24" style:family="graphic" style:parent-style-name="standard">
      <style:graphic-properties draw:textarea-vertical-align="middle"/>
    </style:style>
    <style:style style:name="gr25" style:family="graphic" style:parent-style-name="standard">
      <style:graphic-properties draw:fill="gradient" draw:fill-color="#ff8c00" draw:fill-gradient-name="Gradient_20_4" draw:opacity="50%" draw:opacity-name="" draw:textarea-horizontal-align="justify" draw:textarea-vertical-align="middle" draw:auto-grow-height="false" fo:min-height="0cm" fo:min-width="8.25cm"/>
    </style:style>
    <style:style style:name="gr26" style:family="graphic" style:parent-style-name="standard">
      <style:graphic-properties draw:fill="gradient" draw:fill-color="#ff8c00" draw:fill-gradient-name="Gradient_20_5" draw:opacity="50%" draw:opacity-name="" draw:textarea-horizontal-align="justify" draw:textarea-vertical-align="middle" draw:auto-grow-height="false" fo:min-height="0.5cm" fo:min-width="8.25cm"/>
    </style:style>
    <style:style style:name="gr27" style:family="graphic" style:parent-style-name="standard">
      <style:graphic-properties draw:fill="gradient" draw:fill-color="#ff8c00" draw:fill-gradient-name="Gradient_20_6" draw:opacity="50%" draw:opacity-name="" draw:textarea-horizontal-align="justify" draw:textarea-vertical-align="middle" draw:auto-grow-height="false" fo:min-height="0cm" fo:min-width="8.25cm"/>
    </style:style>
    <style:style style:name="gr28" style:family="graphic" style:parent-style-name="standard">
      <style:graphic-properties draw:stroke="dash" draw:stroke-dash="Long_20_Dot" svg:stroke-color="#000000" draw:fill="none" draw:textarea-horizontal-align="justify" draw:textarea-vertical-align="middle" draw:auto-grow-height="false" fo:min-height="6.25cm" fo:min-width="5.5cm"/>
    </style:style>
    <style:style style:name="P1" style:family="paragraph">
      <loext:graphic-properties draw:fill="gradient" draw:fill-color="#ff8c00" draw:fill-gradient-name="Gradient_20_4" draw:opacity="50%"/>
      <style:paragraph-properties fo:text-align="center"/>
    </style:style>
    <style:style style:name="P2" style:family="paragraph">
      <loext:graphic-properties draw:fill="gradient" draw:fill-color="#ff8c00" draw:fill-gradient-name="Gradient_20_5" draw:opacity="50%"/>
      <style:paragraph-properties fo:text-align="center"/>
    </style:style>
    <style:style style:name="P3" style:family="paragraph">
      <loext:graphic-properties draw:fill="gradient" draw:fill-color="#ff8c00" draw:fill-gradient-name="Gradient_20_6" draw:opacity="5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solid" draw:fill-color="#ffffff"/>
      <style:paragraph-properties fo:text-align="center" style:writing-mode="lr-tb"/>
    </style:style>
    <style:style style:name="P7" style:family="paragraph">
      <style:paragraph-properties fo:text-align="center" style:writing-mode="lr-tb"/>
      <style:text-properties fo:font-size="16pt" style:font-size-asian="16pt" style:font-size-complex="16pt"/>
    </style:style>
    <style:style style:name="P8" style:family="paragraph">
      <loext:graphic-properties draw:fill="none" draw:fill-color="#000000"/>
      <style:paragraph-properties fo:text-align="center" style:writing-mode="lr-tb"/>
      <style:text-properties fo:font-size="16pt" style:font-size-asian="16pt" style:font-size-complex="16pt"/>
    </style:style>
    <style:style style:name="P9" style:family="paragraph">
      <style:paragraph-properties fo:text-align="center" style:writing-mode="lr-tb"/>
      <style:text-properties fo:font-size="16pt"/>
    </style:style>
    <style:style style:name="P10" style:family="paragraph">
      <loext:graphic-properties draw:fill="none" draw:fill-color="#000000"/>
      <style:paragraph-properties fo:text-align="center" style:writing-mode="lr-tb"/>
      <style:text-properties fo:font-size="16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center"/>
      <style:text-properties fo:font-size="10pt" style:font-size-asian="10pt" style:font-size-complex="10pt"/>
    </style:style>
    <style:style style:name="P1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5" style:family="paragraph">
      <style:paragraph-properties fo:text-align="center"/>
      <style:text-properties fo:font-size="10pt"/>
    </style:style>
    <style:style style:name="P16" style:family="paragraph">
      <loext:graphic-properties draw:fill="none"/>
      <style:paragraph-properties fo:text-align="center"/>
      <style:text-properties fo:font-size="10pt"/>
    </style:style>
    <style:style style:name="P17" style:family="paragraph">
      <loext:graphic-properties draw:fill-color="#ed4c05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2cm" svg:height="0.25cm" svg:x="2.75cm" svg:y="1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0.75cm" svg:x="2.75cm" svg:y="10.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cm" svg:height="0.25cm" svg:x="2.75cm" svg:y="11.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cm" svg:height="4.4cm" svg:x="13.65cm" svg:y="4cm">
          <draw:image xlink:href="Pictures/10000201000001A500000163148B4ADAE5FA3850.png" xlink:type="simple" xlink:show="embed" xlink:actuate="onLoad" draw:mime-type="image/png">
            <text:p/>
          </draw:image>
        </draw:frame>
        <draw:custom-shape draw:style-name="gr5" draw:text-style-name="P6" draw:layer="layout" svg:width="3.05cm" svg:height="3cm" svg:x="3.2cm" svg:y="9.4cm">
          <text:p text:style-name="P5">PS</text:p>
          <text:p text:style-name="P5">24Vdc</text:p>
          <draw:enhanced-geometry svg:viewBox="0 0 21600 21600" draw:type="rectangle" draw:enhanced-path="M 0 0 L 21600 0 21600 21600 0 21600 0 0 Z N"/>
        </draw:custom-shape>
        <draw:custom-shape draw:style-name="gr6" draw:text-style-name="P8" xml:id="id1" draw:id="id1" draw:layer="layout" svg:width="0.5cm" svg:height="0.5cm" svg:x="3.5cm" svg:y="12.4cm">
          <text:p text:style-name="P7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3" draw:id="id3" draw:layer="layout" svg:width="0.5cm" svg:height="0.5cm" svg:x="4cm" svg:y="12.4cm">
          <text:p text:style-name="P9"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5cm" svg:height="0.5cm" svg:x="4.5cm" svg:y="12.4cm">
          <text:p text:style-name="P9"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4" draw:id="id4" draw:layer="layout" svg:width="0.5cm" svg:height="0.5cm" svg:x="5cm" svg:y="12.4cm">
          <text:p text:style-name="P9"><text:span text:style-name="T2">+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17" draw:id="id17" draw:layer="layout" svg:width="0.5cm" svg:height="0.5cm" svg:x="5.5cm" svg:y="12.4cm">
          <text:p text:style-name="P9"><text:span text:style-name="T2">-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xml:id="id18" draw:id="id18" draw:layer="layout" svg:width="1cm" svg:height="2cm" svg:x="10cm" svg:y="1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6" draw:id="id16" draw:layer="layout" svg:width="1cm" svg:height="2cm" svg:x="11cm" svg:y="1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cm" svg:height="2cm" svg:x="12cm" svg:y="1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0" draw:id="id10" draw:layer="layout" svg:width="1cm" svg:height="2cm" svg:x="13cm" svg:y="10cm">
          <text:p/>
          <draw:enhanced-geometry svg:viewBox="0 0 21600 21600" draw:type="rectangle" draw:enhanced-path="M 0 0 L 21600 0 21600 21600 0 21600 0 0 Z N"/>
        </draw:custom-shape>
        <draw:line draw:style-name="gr8" draw:text-style-name="P4" draw:layer="layout" svg:x1="4cm" svg:y1="21cm" svg:x2="4cm" svg:y2="22cm">
          <text:p/>
        </draw:line>
        <draw:line draw:style-name="gr8" draw:text-style-name="P4" draw:layer="layout" svg:x1="4cm" svg:y1="21cm" svg:x2="3.5cm" svg:y2="20cm">
          <text:p/>
        </draw:line>
        <draw:line draw:style-name="gr8" draw:text-style-name="P4" xml:id="id2" draw:id="id2" draw:layer="layout" svg:x1="4cm" svg:y1="20cm" svg:x2="4cm" svg:y2="19cm">
          <text:p/>
        </draw:line>
        <draw:line draw:style-name="gr8" draw:text-style-name="P4" draw:layer="layout" svg:x1="3.75cm" svg:y1="20.5cm" svg:x2="3cm" svg:y2="20.5cm">
          <text:p/>
        </draw:line>
        <draw:line draw:style-name="gr8" draw:text-style-name="P4" draw:layer="layout" svg:x1="3cm" svg:y1="20.25cm" svg:x2="3cm" svg:y2="20.75cm">
          <text:p/>
        </draw:line>
        <draw:line draw:style-name="gr8" draw:text-style-name="P4" draw:layer="layout" svg:x1="3cm" svg:y1="20.25cm" svg:x2="3.25cm" svg:y2="20.25cm">
          <text:p/>
        </draw:line>
        <draw:line draw:style-name="gr8" draw:text-style-name="P4" draw:layer="layout" svg:x1="3cm" svg:y1="20.75cm" svg:x2="3.25cm" svg:y2="20.75cm">
          <text:p/>
        </draw:line>
        <draw:custom-shape draw:style-name="gr9" draw:text-style-name="P11" draw:layer="layout" svg:width="3cm" svg:height="2.999cm" draw:transform="rotate (1.5707963267949) translate (11.001cm 21cm)">
          <text:p text:style-name="P11">PT10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3cm" svg:height="1.5cm" draw:transform="rotate (1.5707963267949) translate (9.5cm 21cm)">
          <text:p text:style-name="P11">LEVEL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2" draw:layer="layout" svg:width="3.914cm" svg:height="0.962cm" svg:x="9.75cm" svg:y="22cm">
          <draw:text-box>
            <text:p>Vegawell 52</text:p>
          </draw:text-box>
        </draw:frame>
        <draw:line draw:style-name="gr12" draw:text-style-name="P14" xml:id="id15" draw:id="id15" draw:layer="layout" svg:x1="10cm" svg:y1="18cm" svg:x2="10cm" svg:y2="16cm">
          <text:p text:style-name="P13"><text:span text:style-name="T3"><text:s/></text:span><text:span text:style-name="T3">Blue(-)</text:span></text:p>
          <text:p text:style-name="P13"><text:span text:style-name="T3"/></text:p>
        </draw:line>
        <draw:line draw:style-name="gr13" draw:text-style-name="P16" xml:id="id20" draw:id="id20" draw:layer="layout" svg:x1="10.589cm" svg:y1="18cm" svg:x2="10.6cm" svg:y2="16cm">
          <text:p text:style-name="P15">Brown(+)</text:p>
          <text:p text:style-name="P15"/>
        </draw:line>
        <draw:line draw:style-name="gr12" draw:text-style-name="P16" xml:id="id12" draw:id="id12" draw:layer="layout" svg:x1="11.625cm" svg:y1="18cm" svg:x2="11.636cm" svg:y2="16cm">
          <text:p text:style-name="P15">White</text:p>
          <text:p text:style-name="P15"/>
        </draw:line>
        <draw:line draw:style-name="gr12" draw:text-style-name="P16" xml:id="id13" draw:id="id13" draw:layer="layout" svg:x1="12.361cm" svg:y1="18cm" svg:x2="12.372cm" svg:y2="16cm">
          <text:p text:style-name="P15">Yellow</text:p>
          <text:p text:style-name="P15"/>
        </draw:line>
        <draw:line draw:style-name="gr14" draw:text-style-name="P16" xml:id="id8" draw:id="id8" draw:layer="layout" svg:x1="13.061cm" svg:y1="18cm" svg:x2="13.072cm" svg:y2="16cm">
          <text:p text:style-name="P15">Red</text:p>
          <text:p text:style-name="P15"/>
        </draw:line>
        <draw:line draw:style-name="gr12" draw:text-style-name="P16" xml:id="id9" draw:id="id9" draw:layer="layout" svg:x1="13.797cm" svg:y1="18cm" svg:x2="13.808cm" svg:y2="16cm">
          <text:p text:style-name="P15">Black</text:p>
          <text:p text:style-name="P15"/>
        </draw:line>
        <draw:frame draw:style-name="gr11" draw:text-style-name="P12" draw:layer="layout" svg:width="3.427cm" svg:height="0.962cm" draw:transform="rotate (1.5707963267949) translate (5.25cm 22.25cm)">
          <draw:text-box>
            <text:p>Interruptor</text:p>
          </draw:text-box>
        </draw:frame>
        <draw:line draw:style-name="gr8" draw:text-style-name="P4" draw:layer="layout" svg:x1="4.5cm" svg:y1="22cm" svg:x2="4.5cm" svg:y2="19cm">
          <text:p/>
        </draw:line>
        <draw:custom-shape draw:style-name="gr15" draw:text-style-name="P4" draw:layer="layout" svg:width="3cm" svg:height="3.75cm" svg:x="2.25cm" svg:y="18.75cm">
          <text:p/>
          <draw:enhanced-geometry svg:viewBox="0 0 21600 21600" draw:type="rectangle" draw:enhanced-path="M 0 0 L 21600 0 21600 21600 0 21600 0 0 Z N"/>
        </draw:custom-shape>
        <draw:connector draw:style-name="gr16" draw:text-style-name="P11" draw:layer="layout" svg:x1="3.75cm" svg:y1="12.9cm" svg:x2="4cm" svg:y2="19cm" draw:start-shape="id1" draw:start-glue-point="2" draw:end-shape="id2" draw:end-glue-point="0" svg:d="M3750 12900v3050h250v3050" svg:viewBox="0 0 251 6101">
          <text:p/>
        </draw:connector>
        <draw:connector draw:style-name="gr16" draw:text-style-name="P11" draw:layer="layout" svg:x1="4.25cm" svg:y1="12.9cm" svg:x2="4.5cm" svg:y2="19cm" draw:start-shape="id3" draw:start-glue-point="2" svg:d="M4250 12900v3301h250v2799" svg:viewBox="0 0 251 6101">
          <text:p/>
        </draw:connector>
        <draw:custom-shape draw:style-name="gr17" draw:text-style-name="P17" xml:id="id5" draw:id="id5" draw:layer="layout" svg:width="0.25cm" svg:height="1cm" svg:x="6.85cm" svg:y="1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17" xml:id="id19" draw:id="id19" draw:layer="layout" svg:width="0.25cm" svg:height="1cm" svg:x="7.35cm" svg:y="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xml:id="id6" draw:id="id6" draw:layer="layout" svg:width="0.25cm" svg:height="1cm" svg:x="7.1cm" svg:y="14cm">
          <text:p/>
          <draw:enhanced-geometry svg:viewBox="0 0 21600 21600" draw:type="rectangle" draw:enhanced-path="M 0 0 L 21600 0 21600 21600 0 21600 0 0 Z N"/>
        </draw:custom-shape>
        <draw:connector draw:style-name="gr18" draw:text-style-name="P11" draw:layer="layout" svg:x1="5.25cm" svg:y1="12.9cm" svg:x2="6.975cm" svg:y2="14cm" draw:start-shape="id4" draw:start-glue-point="2" draw:end-shape="id5" draw:end-glue-point="0" svg:d="M5250 12900v550h1725v550" svg:viewBox="0 0 1726 1101">
          <text:p/>
        </draw:connector>
        <draw:connector draw:style-name="gr19" draw:text-style-name="P11" draw:layer="layout" draw:line-skew="-4.25cm" svg:x1="7.225cm" svg:y1="14cm" svg:x2="12.9cm" svg:y2="5.5cm" draw:start-shape="id6" draw:start-glue-point="0" draw:end-shape="id7" draw:end-glue-point="3" svg:d="M7225 14000v-8500h5675" svg:viewBox="0 0 5676 8501">
          <text:p/>
        </draw:connector>
        <draw:line draw:style-name="gr20" draw:text-style-name="P4" xml:id="id7" draw:id="id7" draw:layer="layout" svg:x1="14.65cm" svg:y1="5.5cm" svg:x2="12.9cm" svg:y2="5.5cm">
          <text:p/>
        </draw:line>
        <draw:custom-shape draw:style-name="gr21" draw:text-style-name="P4" draw:layer="layout" svg:width="6.75cm" svg:height="7.25cm" svg:x="8.25cm" svg:y="15.75cm">
          <text:p/>
          <draw:enhanced-geometry svg:viewBox="0 0 21600 21600" draw:type="rectangle" draw:enhanced-path="M 0 0 L 21600 0 21600 21600 0 21600 0 0 Z N"/>
        </draw:custom-shape>
        <draw:frame draw:style-name="gr11" draw:text-style-name="P18" draw:layer="layout" svg:width="3.423cm" svg:height="1.673cm" svg:x="15.027cm" svg:y="10.3cm">
          <draw:text-box>
            <text:p text:style-name="P11">Régua de </text:p>
            <text:p text:style-name="P11">bornes</text:p>
          </draw:text-box>
        </draw:frame>
        <draw:line draw:style-name="gr8" draw:text-style-name="P4" xml:id="id22" draw:id="id22" draw:layer="layout" svg:x1="17.4cm" svg:y1="5.5cm" svg:x2="18.9cm" svg:y2="5.5cm">
          <text:p/>
        </draw:line>
        <draw:custom-shape draw:style-name="gr22" draw:text-style-name="P11" draw:layer="layout" svg:width="0.25cm" svg:height="0.25cm" svg:x="10.401cm" svg:y="10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0.25cm" svg:height="0.25cm" svg:x="10.402cm" svg:y="11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0.25cm" svg:height="0.25cm" svg:x="11.402cm" svg:y="10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0.25cm" svg:height="0.25cm" svg:x="11.403cm" svg:y="11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0.25cm" svg:height="0.25cm" svg:x="12.403cm" svg:y="10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0.25cm" svg:height="0.25cm" svg:x="12.404cm" svg:y="11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0.25cm" svg:height="0.25cm" svg:x="13.404cm" svg:y="10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0.25cm" svg:height="0.25cm" svg:x="13.405cm" svg:y="11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1" xml:id="id11" draw:id="id11" draw:layer="layout" svg:x1="13.066cm" svg:y1="16cm" svg:x2="13.802cm" svg:y2="16cm" draw:start-shape="id8" draw:start-glue-point="0" draw:end-shape="id9" draw:end-glue-point="0" svg:d="M13066 16000v-501h736v501" svg:viewBox="0 0 737 502">
          <text:p/>
        </draw:connector>
        <draw:connector draw:style-name="gr23" draw:text-style-name="P11" draw:layer="layout" svg:x1="13.5cm" svg:y1="12cm" svg:x2="13.434cm" svg:y2="15.499cm" draw:start-shape="id10" draw:start-glue-point="2" draw:end-shape="id11" draw:end-glue-point="0" svg:d="M13500 12000v1750h-66v1749" svg:viewBox="0 0 67 3500">
          <text:p/>
        </draw:connector>
        <draw:connector draw:style-name="gr16" draw:text-style-name="P11" xml:id="id14" draw:id="id14" draw:layer="layout" svg:x1="11.63cm" svg:y1="16cm" svg:x2="12.366cm" svg:y2="16cm" draw:start-shape="id12" draw:start-glue-point="0" draw:end-shape="id13" draw:end-glue-point="0" svg:d="M11630 16000v-501h736v501" svg:viewBox="0 0 737 502">
          <text:p/>
        </draw:connector>
        <draw:connector draw:style-name="gr23" draw:text-style-name="P11" draw:layer="layout" svg:x1="12.1cm" svg:y1="12cm" svg:x2="11.998cm" svg:y2="15.499cm" draw:end-shape="id14" draw:end-glue-point="0" svg:d="M12100 12000v1499h-102v2000" svg:viewBox="0 0 103 3500">
          <text:p/>
        </draw:connector>
        <draw:connector draw:style-name="gr24" draw:text-style-name="P11" draw:layer="layout" svg:x1="10cm" svg:y1="16cm" svg:x2="11.5cm" svg:y2="12cm" draw:start-shape="id15" draw:start-glue-point="0" draw:end-shape="id16" draw:end-glue-point="2" svg:d="M10000 16000v-2000h1500v-2000" svg:viewBox="0 0 1501 4001">
          <text:p/>
        </draw:connector>
        <draw:connector draw:style-name="gr16" draw:text-style-name="P11" draw:layer="layout" draw:line-skew="-0.151cm" svg:x1="5.75cm" svg:y1="12.9cm" svg:x2="10.5cm" svg:y2="12cm" draw:start-shape="id17" draw:start-glue-point="2" draw:end-shape="id18" draw:end-glue-point="2" svg:d="M5750 12900v350h4750v-1250" svg:viewBox="0 0 4751 1251">
          <text:p/>
        </draw:connector>
        <draw:connector draw:style-name="gr19" draw:text-style-name="P11" draw:layer="layout" svg:x1="7.475cm" svg:y1="15cm" svg:x2="10.594cm" svg:y2="16cm" draw:start-shape="id19" draw:start-glue-point="2" draw:end-shape="id20" draw:end-glue-point="0" svg:d="M7475 15000v501h1455v-2h1664v501" svg:viewBox="0 0 3120 1001">
          <text:p/>
        </draw:connector>
        <draw:line draw:style-name="gr8" draw:text-style-name="P4" xml:id="id21" draw:id="id21" draw:layer="layout" svg:x1="14.65cm" svg:y1="6.2cm" svg:x2="12.9cm" svg:y2="6.2cm">
          <text:p/>
        </draw:line>
        <draw:connector draw:style-name="gr16" draw:text-style-name="P11" draw:layer="layout" svg:x1="12.9cm" svg:y1="6.2cm" svg:x2="10.5cm" svg:y2="10cm" draw:start-shape="id21" draw:start-glue-point="3" draw:end-shape="id18" draw:end-glue-point="0" svg:d="M12900 6200v1900h-2400v1900" svg:viewBox="0 0 2401 3801">
          <text:p/>
        </draw:connector>
        <draw:connector draw:style-name="gr24" draw:text-style-name="P11" draw:layer="layout" draw:line-skew="1.25cm" svg:x1="18.9cm" svg:y1="5.5cm" svg:x2="11.5cm" svg:y2="10cm" draw:start-shape="id22" draw:start-glue-point="1" draw:end-shape="id16" draw:end-glue-point="0" svg:d="M18900 5500v3500h-7400v1000" svg:viewBox="0 0 7401 4501">
          <text:p/>
        </draw:connector>
      </draw:page>
      <draw:page draw:name="page2" draw:style-name="dp1" draw:master-page-name="Padrão">
        <draw:custom-shape draw:style-name="gr25" draw:text-style-name="P1" draw:layer="layout" svg:width="8.75cm" svg:height="0.25cm" svg:x="2.75cm" svg:y="10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8.75cm" svg:height="0.75cm" svg:x="2.75cm" svg:y="10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draw:layer="layout" svg:width="8.75cm" svg:height="0.25cm" svg:x="2.75cm" svg:y="11.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cm" svg:height="4.4cm" svg:x="7.95cm" svg:y="4.6cm">
          <draw:image xlink:href="Pictures/10000201000001A500000163148B4ADAE5FA3850.png" xlink:type="simple" xlink:show="embed" xlink:actuate="onLoad" draw:mime-type="image/png">
            <text:p/>
          </draw:image>
        </draw:frame>
        <draw:custom-shape draw:style-name="gr5" draw:text-style-name="P6" draw:layer="layout" svg:width="3.05cm" svg:height="3cm" svg:x="3.2cm" svg:y="9.4cm">
          <text:p text:style-name="P5">PS</text:p>
          <text:p text:style-name="P5">24Vdc</text:p>
          <draw:enhanced-geometry svg:viewBox="0 0 21600 21600" draw:type="rectangle" draw:enhanced-path="M 0 0 L 21600 0 21600 21600 0 21600 0 0 Z N"/>
        </draw:custom-shape>
        <draw:custom-shape draw:style-name="gr6" draw:text-style-name="P8" xml:id="id23" draw:id="id23" draw:layer="layout" svg:width="0.5cm" svg:height="0.5cm" svg:x="3.5cm" svg:y="12.4cm">
          <text:p text:style-name="P7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25" draw:id="id25" draw:layer="layout" svg:width="0.5cm" svg:height="0.5cm" svg:x="4cm" svg:y="12.4cm">
          <text:p text:style-name="P9"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5cm" svg:height="0.5cm" svg:x="4.5cm" svg:y="12.4cm">
          <text:p text:style-name="P9"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27" draw:id="id27" draw:layer="layout" svg:width="0.5cm" svg:height="0.5cm" svg:x="5cm" svg:y="12.4cm">
          <text:p text:style-name="P9"><text:span text:style-name="T2">+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41" draw:id="id41" draw:layer="layout" svg:width="0.5cm" svg:height="0.5cm" svg:x="5.5cm" svg:y="12.4cm">
          <text:p text:style-name="P9"><text:span text:style-name="T2">-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xml:id="id42" draw:id="id42" draw:layer="layout" svg:width="1cm" svg:height="2cm" svg:x="7cm" svg:y="1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40" draw:id="id40" draw:layer="layout" svg:width="1cm" svg:height="2cm" svg:x="8cm" svg:y="1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37" draw:id="id37" draw:layer="layout" svg:width="1cm" svg:height="2cm" svg:x="9cm" svg:y="1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33" draw:id="id33" draw:layer="layout" svg:width="1cm" svg:height="2cm" svg:x="10cm" svg:y="10cm">
          <text:p/>
          <draw:enhanced-geometry svg:viewBox="0 0 21600 21600" draw:type="rectangle" draw:enhanced-path="M 0 0 L 21600 0 21600 21600 0 21600 0 0 Z N"/>
        </draw:custom-shape>
        <draw:line draw:style-name="gr8" draw:text-style-name="P4" draw:layer="layout" svg:x1="3.748cm" svg:y1="19.2cm" svg:x2="3.748cm" svg:y2="20.2cm">
          <text:p/>
        </draw:line>
        <draw:line draw:style-name="gr8" draw:text-style-name="P4" draw:layer="layout" svg:x1="3.748cm" svg:y1="19.2cm" svg:x2="3.248cm" svg:y2="18.2cm">
          <text:p/>
        </draw:line>
        <draw:line draw:style-name="gr8" draw:text-style-name="P4" xml:id="id24" draw:id="id24" draw:layer="layout" svg:x1="3.748cm" svg:y1="18.2cm" svg:x2="3.748cm" svg:y2="17.2cm">
          <text:p/>
        </draw:line>
        <draw:line draw:style-name="gr8" draw:text-style-name="P4" draw:layer="layout" svg:x1="3.498cm" svg:y1="18.7cm" svg:x2="2.748cm" svg:y2="18.7cm">
          <text:p/>
        </draw:line>
        <draw:line draw:style-name="gr8" draw:text-style-name="P4" draw:layer="layout" svg:x1="2.748cm" svg:y1="18.45cm" svg:x2="2.748cm" svg:y2="18.95cm">
          <text:p/>
        </draw:line>
        <draw:line draw:style-name="gr8" draw:text-style-name="P4" draw:layer="layout" svg:x1="2.748cm" svg:y1="18.45cm" svg:x2="2.998cm" svg:y2="18.45cm">
          <text:p/>
        </draw:line>
        <draw:line draw:style-name="gr8" draw:text-style-name="P4" draw:layer="layout" svg:x1="2.748cm" svg:y1="18.95cm" svg:x2="2.998cm" svg:y2="18.95cm">
          <text:p/>
        </draw:line>
        <draw:custom-shape draw:style-name="gr9" draw:text-style-name="P11" draw:layer="layout" svg:width="3cm" svg:height="2.999cm" draw:transform="rotate (1.5707963267949) translate (8.901cm 21cm)">
          <text:p text:style-name="P11">PT10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3cm" svg:height="1.5cm" draw:transform="rotate (1.5707963267949) translate (7.4cm 21cm)">
          <text:p text:style-name="P11">LEVEL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2" draw:layer="layout" svg:width="3.914cm" svg:height="0.962cm" svg:x="7.75cm" svg:y="21.25cm">
          <draw:text-box>
            <text:p>Vegawell 52</text:p>
          </draw:text-box>
        </draw:frame>
        <draw:line draw:style-name="gr12" draw:text-style-name="P14" xml:id="id39" draw:id="id39" draw:layer="layout" svg:x1="7.9cm" svg:y1="18cm" svg:x2="7.9cm" svg:y2="16cm">
          <text:p text:style-name="P13"><text:span text:style-name="T3"><text:s/></text:span><text:span text:style-name="T3">B</text:span><text:span text:style-name="T3">l</text:span><text:span text:style-name="T3">u</text:span><text:span text:style-name="T3">e</text:span><text:span text:style-name="T3">(-</text:span><text:span text:style-name="T3">)</text:span></text:p>
          <text:p text:style-name="P13"><text:span text:style-name="T3"/></text:p>
        </draw:line>
        <draw:line draw:style-name="gr13" draw:text-style-name="P16" xml:id="id44" draw:id="id44" draw:layer="layout" svg:x1="8.489cm" svg:y1="18cm" svg:x2="8.5cm" svg:y2="16cm">
          <text:p text:style-name="P15">Brown(+)</text:p>
          <text:p text:style-name="P15"/>
        </draw:line>
        <draw:line draw:style-name="gr12" draw:text-style-name="P16" xml:id="id35" draw:id="id35" draw:layer="layout" svg:x1="9.525cm" svg:y1="18cm" svg:x2="9.536cm" svg:y2="16cm">
          <text:p text:style-name="P15">White</text:p>
          <text:p text:style-name="P15"/>
        </draw:line>
        <draw:line draw:style-name="gr12" draw:text-style-name="P16" xml:id="id36" draw:id="id36" draw:layer="layout" svg:x1="10.261cm" svg:y1="18cm" svg:x2="10.272cm" svg:y2="16cm">
          <text:p text:style-name="P15">Yellow</text:p>
          <text:p text:style-name="P15"/>
        </draw:line>
        <draw:line draw:style-name="gr14" draw:text-style-name="P16" xml:id="id31" draw:id="id31" draw:layer="layout" svg:x1="10.961cm" svg:y1="18cm" svg:x2="10.972cm" svg:y2="16cm">
          <text:p text:style-name="P15">Red</text:p>
          <text:p text:style-name="P15"/>
        </draw:line>
        <draw:line draw:style-name="gr12" draw:text-style-name="P16" xml:id="id32" draw:id="id32" draw:layer="layout" svg:x1="11.697cm" svg:y1="18cm" svg:x2="11.708cm" svg:y2="16cm">
          <text:p text:style-name="P15">Black</text:p>
          <text:p text:style-name="P15"/>
        </draw:line>
        <draw:frame draw:style-name="gr11" draw:text-style-name="P12" draw:layer="layout" svg:width="3.427cm" svg:height="0.962cm" draw:transform="rotate (1.5707963267949) translate (4.998cm 20.65cm)">
          <draw:text-box>
            <text:p>Interruptor</text:p>
          </draw:text-box>
        </draw:frame>
        <draw:line draw:style-name="gr8" draw:text-style-name="P4" xml:id="id26" draw:id="id26" draw:layer="layout" svg:x1="4.248cm" svg:y1="20.2cm" svg:x2="4.248cm" svg:y2="17.2cm">
          <text:p/>
        </draw:line>
        <draw:custom-shape draw:style-name="gr15" draw:text-style-name="P4" draw:layer="layout" svg:width="3cm" svg:height="3.75cm" svg:x="1.998cm" svg:y="16.95cm">
          <text:p/>
          <draw:enhanced-geometry svg:viewBox="0 0 21600 21600" draw:type="rectangle" draw:enhanced-path="M 0 0 L 21600 0 21600 21600 0 21600 0 0 Z N"/>
        </draw:custom-shape>
        <draw:connector draw:style-name="gr16" draw:text-style-name="P11" draw:layer="layout" svg:x1="3.75cm" svg:y1="12.9cm" svg:x2="3.748cm" svg:y2="17.2cm" draw:start-shape="id23" draw:start-glue-point="2" draw:end-shape="id24" draw:end-glue-point="0" svg:d="M3750 12900v2150h-2v2150" svg:viewBox="0 0 3 4301">
          <text:p/>
        </draw:connector>
        <draw:connector draw:style-name="gr16" draw:text-style-name="P11" draw:layer="layout" svg:x1="4.25cm" svg:y1="12.9cm" svg:x2="4.248cm" svg:y2="17.2cm" draw:start-shape="id25" draw:start-glue-point="2" draw:end-shape="id26" draw:end-glue-point="0" svg:d="M4250 12900v2150h-2v2150" svg:viewBox="0 0 3 4301">
          <text:p/>
        </draw:connector>
        <draw:custom-shape draw:style-name="gr17" draw:text-style-name="P17" xml:id="id28" draw:id="id28" draw:layer="layout" svg:width="0.25cm" svg:height="1cm" svg:x="6.15cm" svg:y="1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17" xml:id="id43" draw:id="id43" draw:layer="layout" svg:width="0.25cm" svg:height="1cm" svg:x="6.65cm" svg:y="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xml:id="id29" draw:id="id29" draw:layer="layout" svg:width="0.25cm" svg:height="1cm" svg:x="6.4cm" svg:y="14cm">
          <text:p/>
          <draw:enhanced-geometry svg:viewBox="0 0 21600 21600" draw:type="rectangle" draw:enhanced-path="M 0 0 L 21600 0 21600 21600 0 21600 0 0 Z N"/>
        </draw:custom-shape>
        <draw:connector draw:style-name="gr18" draw:text-style-name="P11" draw:layer="layout" svg:x1="5.25cm" svg:y1="12.9cm" svg:x2="6.275cm" svg:y2="14cm" draw:start-shape="id27" draw:start-glue-point="2" draw:end-shape="id28" draw:end-glue-point="0" svg:d="M5250 12900v550h1025v550" svg:viewBox="0 0 1026 1101">
          <text:p/>
        </draw:connector>
        <draw:connector draw:style-name="gr19" draw:text-style-name="P11" draw:layer="layout" draw:line-skew="-4.25cm" svg:x1="6.525cm" svg:y1="14cm" svg:x2="7.2cm" svg:y2="6.1cm" draw:start-shape="id29" draw:start-glue-point="0" draw:end-shape="id30" draw:end-glue-point="3" svg:d="M6525 14000v-8200h675v300" svg:viewBox="0 0 676 8201">
          <text:p/>
        </draw:connector>
        <draw:line draw:style-name="gr20" draw:text-style-name="P4" xml:id="id30" draw:id="id30" draw:layer="layout" svg:x1="8.95cm" svg:y1="6.1cm" svg:x2="7.2cm" svg:y2="6.1cm">
          <text:p/>
        </draw:line>
        <draw:custom-shape draw:style-name="gr28" draw:text-style-name="P4" draw:layer="layout" svg:width="6cm" svg:height="6.5cm" svg:x="6.5cm" svg:y="15.75cm">
          <text:p/>
          <draw:enhanced-geometry svg:viewBox="0 0 21600 21600" draw:type="rectangle" draw:enhanced-path="M 0 0 L 21600 0 21600 21600 0 21600 0 0 Z N"/>
        </draw:custom-shape>
        <draw:frame draw:style-name="gr11" draw:text-style-name="P18" draw:layer="layout" svg:width="3.423cm" svg:height="1.673cm" svg:x="11.827cm" svg:y="10.27cm">
          <draw:text-box>
            <text:p text:style-name="P11">Régua de </text:p>
            <text:p text:style-name="P11">bornes</text:p>
          </draw:text-box>
        </draw:frame>
        <draw:line draw:style-name="gr8" draw:text-style-name="P4" xml:id="id46" draw:id="id46" draw:layer="layout" svg:x1="11.7cm" svg:y1="6.1cm" svg:x2="13.2cm" svg:y2="6.1cm">
          <text:p/>
        </draw:line>
        <draw:custom-shape draw:style-name="gr22" draw:text-style-name="P11" draw:layer="layout" svg:width="0.25cm" svg:height="0.25cm" svg:x="7.401cm" svg:y="10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0.25cm" svg:height="0.25cm" svg:x="7.402cm" svg:y="11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0.25cm" svg:height="0.25cm" svg:x="8.402cm" svg:y="10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0.25cm" svg:height="0.25cm" svg:x="8.403cm" svg:y="11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0.25cm" svg:height="0.25cm" svg:x="9.403cm" svg:y="10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0.25cm" svg:height="0.25cm" svg:x="9.404cm" svg:y="11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0.25cm" svg:height="0.25cm" svg:x="10.404cm" svg:y="10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0.25cm" svg:height="0.25cm" svg:x="10.405cm" svg:y="11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1" xml:id="id34" draw:id="id34" draw:layer="layout" svg:x1="10.966cm" svg:y1="16cm" svg:x2="11.702cm" svg:y2="16cm" draw:start-shape="id31" draw:start-glue-point="0" draw:end-shape="id32" draw:end-glue-point="0" svg:d="M10966 16000v-501h736v501" svg:viewBox="0 0 737 502">
          <text:p/>
        </draw:connector>
        <draw:connector draw:style-name="gr23" draw:text-style-name="P11" draw:layer="layout" svg:x1="10.5cm" svg:y1="12cm" svg:x2="11.334cm" svg:y2="15.499cm" draw:start-shape="id33" draw:start-glue-point="2" draw:end-shape="id34" draw:end-glue-point="0" svg:d="M10500 12000v1750h834v1749" svg:viewBox="0 0 835 3500">
          <text:p/>
        </draw:connector>
        <draw:connector draw:style-name="gr16" draw:text-style-name="P11" xml:id="id38" draw:id="id38" draw:layer="layout" svg:x1="9.53cm" svg:y1="16cm" svg:x2="10.266cm" svg:y2="16cm" draw:start-shape="id35" draw:start-glue-point="0" draw:end-shape="id36" draw:end-glue-point="0" svg:d="M9530 16000v-501h736v501" svg:viewBox="0 0 737 502">
          <text:p/>
        </draw:connector>
        <draw:connector draw:style-name="gr23" draw:text-style-name="P11" draw:layer="layout" svg:x1="9.5cm" svg:y1="12cm" svg:x2="9.898cm" svg:y2="15.499cm" draw:start-shape="id37" draw:start-glue-point="2" draw:end-shape="id38" draw:end-glue-point="0" svg:d="M9500 12000v1750h398v1749" svg:viewBox="0 0 399 3500">
          <text:p/>
        </draw:connector>
        <draw:connector draw:style-name="gr24" draw:text-style-name="P11" draw:layer="layout" svg:x1="7.9cm" svg:y1="16cm" svg:x2="8.5cm" svg:y2="12cm" draw:start-shape="id39" draw:start-glue-point="0" draw:end-shape="id40" draw:end-glue-point="2" svg:d="M7900 16000v-2000h600v-2000" svg:viewBox="0 0 601 4001">
          <text:p/>
        </draw:connector>
        <draw:connector draw:style-name="gr16" draw:text-style-name="P11" draw:layer="layout" draw:line-skew="-0.151cm" svg:x1="5.75cm" svg:y1="12.9cm" svg:x2="7.5cm" svg:y2="12cm" draw:start-shape="id41" draw:start-glue-point="2" draw:end-shape="id42" draw:end-glue-point="2" svg:d="M5750 12900v350h1750v-1250" svg:viewBox="0 0 1751 1251">
          <text:p/>
        </draw:connector>
        <draw:connector draw:style-name="gr19" draw:text-style-name="P11" draw:layer="layout" svg:x1="6.775cm" svg:y1="15cm" svg:x2="8.494cm" svg:y2="16cm" draw:start-shape="id43" draw:start-glue-point="2" draw:end-shape="id44" draw:end-glue-point="0" svg:d="M6775 15000v501h755v-2h964v501" svg:viewBox="0 0 1720 1001">
          <text:p/>
        </draw:connector>
        <draw:line draw:style-name="gr8" draw:text-style-name="P4" xml:id="id45" draw:id="id45" draw:layer="layout" svg:x1="8.95cm" svg:y1="6.8cm" svg:x2="7.2cm" svg:y2="6.8cm">
          <text:p/>
        </draw:line>
        <draw:connector draw:style-name="gr16" draw:text-style-name="P11" draw:layer="layout" svg:x1="7.2cm" svg:y1="6.8cm" svg:x2="7.5cm" svg:y2="10cm" draw:start-shape="id45" draw:start-glue-point="3" draw:end-shape="id42" draw:end-glue-point="0" svg:d="M7200 6800v1600h300v1600" svg:viewBox="0 0 301 3201">
          <text:p/>
        </draw:connector>
        <draw:connector draw:style-name="gr24" draw:text-style-name="P11" draw:layer="layout" draw:line-skew="1.25cm" svg:x1="13.2cm" svg:y1="6.1cm" svg:x2="8.5cm" svg:y2="10cm" draw:start-shape="id46" draw:start-glue-point="1" draw:end-shape="id40" draw:end-glue-point="0" svg:d="M13200 6100v3200h-4700v700" svg:viewBox="0 0 4701 39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4" draw:display-name="Gradient 4" draw:style="linear" draw:start-color="#f4a460" draw:end-color="#d2691e" draw:start-intensity="100%" draw:end-intensity="100%" draw:angle="30deg" draw:border="0%"/>
    <draw:gradient draw:name="Gradient_20_5" draw:display-name="Gradient 5" draw:style="linear" draw:start-color="#f4a460" draw:end-color="#d2691e" draw:start-intensity="100%" draw:end-intensity="100%" draw:angle="30deg" draw:border="0%"/>
    <draw:gradient draw:name="Gradient_20_6" draw:display-name="Gradient 6" draw:style="linear" draw:start-color="#f4a460" draw:end-color="#d2691e" draw:start-intensity="100%" draw:end-intensity="100%" draw:angle="3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office="urn:oasis:names:tc:opendocument:xmlns:office:1.0" xmlns:officeooo="http://openoffice.org/2009/office" xmlns:xlink="http://www.w3.org/1999/xlink" xmlns:ooo="http://openoffice.org/2004/office" xmlns:dc="http://purl.org/dc/elements/1.1/" xmlns:meta="urn:oasis:names:tc:opendocument:xmlns:meta:1.0" office:version="1.3">
  <office:meta>
    <meta:creation-date>2020-09-07T17:05:55.994852082</meta:creation-date>
    <dc:date>2020-09-08T12:01:28.118534464</dc:date>
    <meta:editing-duration>PT31M57S</meta:editing-duration>
    <meta:editing-cycles>5</meta:editing-cycles>
    <meta:generator>LibreOffice/7.0.1.2$Linux_X86_64 LibreOffice_project/7cbcfc562f6eb6708b5ff7d7397325de9e764452</meta:generator>
    <meta:document-statistic meta:object-count="124"/>
  </office:meta>
</office:document-meta>
</file>